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_7d_" style:display-name="}" style:family="table">
      <style:table-properties style:width="17cm" table:align="margins"/>
    </style:style>
    <style:style style:name="_7d_.A" style:display-name="}.A" style:family="table-column">
      <style:table-column-properties style:column-width="5.371cm" style:rel-column-width="20704*"/>
    </style:style>
    <style:style style:name="_7d_.B" style:display-name="}.B" style:family="table-column">
      <style:table-column-properties style:column-width="3.129cm" style:rel-column-width="12062*"/>
    </style:style>
    <style:style style:name="_7d_.C" style:display-name="}.C" style:family="table-column">
      <style:table-column-properties style:column-width="8.5cm" style:rel-column-width="32769*"/>
    </style:style>
    <style:style style:name="_7d_.A1" style:display-name="}.A1" style:family="table-cell">
      <style:table-cell-properties fo:padding="0.097cm" fo:border="0.002cm solid #000000"/>
    </style:style>
    <style:style style:name="_7d_.A2" style:display-name="}.A2" style:family="table-cell">
      <style:table-cell-properties fo:padding="0.097cm" fo:border-left="0.002cm solid #000000" fo:border-right="none" fo:border-top="none" fo:border-bottom="0.002cm solid #000000"/>
    </style:style>
    <style:style style:name="_7d_.C2" style:display-name="}.C2" style:family="table-cell">
      <style:table-cell-properties fo:padding="0.097cm" fo:border-left="0.002cm solid #000000" fo:border-right="0.002cm solid #000000" fo:border-top="none" fo:border-bottom="0.002cm solid #000000"/>
    </style:style>
    <style:style style:name="_7d_.A3" style:display-name="}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7fc5" officeooo:paragraph-rsid="001a7fc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1a7fc5" officeooo:paragraph-rsid="001a7fc5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fo:font-weight="bold" officeooo:rsid="001a7fc5" officeooo:paragraph-rsid="001a7fc5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1a7fc5" officeooo:paragraph-rsid="001a7fc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officeooo:rsid="001e39fc" officeooo:paragraph-rsid="001e39fc" style:font-size-asian="14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normal" officeooo:rsid="001a7fc5" officeooo:paragraph-rsid="001e39fc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fo:background-color="#b3b3b3">
        <style:background-image/>
      </style:paragraph-properties>
      <style:text-properties style:font-name="Arial" fo:font-size="14pt" officeooo:rsid="001a7fc5" officeooo:paragraph-rsid="001a7fc5" style:font-size-asian="14pt" style:font-size-complex="14pt"/>
    </style:style>
    <style:style style:name="P8" style:family="paragraph" style:parent-style-name="Table_20_Contents">
      <style:paragraph-properties fo:text-align="center" style:justify-single-word="false" fo:background-color="#b3b3b3">
        <style:background-image/>
      </style:paragraph-properties>
      <style:text-properties style:font-name="Arial" fo:font-size="14pt" officeooo:rsid="001a7fc5" officeooo:paragraph-rsid="001a7fc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a7fc5" officeooo:paragraph-rsid="001a7fc5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1" style:family="paragraph" style:parent-style-name="Table_20_Contents">
      <style:paragraph-properties fo:text-align="start" style:justify-single-word="false" fo:background-color="#b3b3b3">
        <style:background-image/>
      </style:paragraph-properties>
      <style:text-properties style:font-name="Arial" fo:font-size="14pt" officeooo:rsid="001f5045" officeooo:paragraph-rsid="001f5045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1f5045" officeooo:paragraph-rsid="001f5045" style:font-size-asian="18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fo:font-size="18pt" officeooo:rsid="001f5045" officeooo:paragraph-rsid="00224cf8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officeooo:rsid="001e39fc"/>
    </style:style>
    <style:style style:name="T2" style:family="text">
      <style:text-properties fo:font-style="italic" officeooo:rsid="001e39fc" style:font-style-asian="italic" style:font-style-complex="italic"/>
    </style:style>
    <style:style style:name="T3" style:family="text">
      <style:text-properties officeooo:rsid="00224cf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ción – 75.26</text:p>
      <text:p text:style-name="P4">Trabajo Práctico</text:p>
      <text:p text:style-name="P4"/>
      <text:p text:style-name="P4">2°Cuatrimestre 2010</text:p>
      <text:p text:style-name="P4"/>
      <text:p text:style-name="P6"><text:span text:style-name="T1">Grupo: </text:span><text:span text:style-name="T2">10.</text:span></text:p>
      <text:p text:style-name="P6"><text:span text:style-name="T1">Tema: </text:span><text:span text:style-name="T2">Venta de piezas de bronce.</text:span></text:p>
      <text:p text:style-name="P4"/>
      <table:table table:name="}" table:style-name="_7d_">
        <table:table-column table:style-name="_7d_.A"/>
        <table:table-column table:style-name="_7d_.B"/>
        <table:table-column table:style-name="_7d_.C"/>
        <table:table-row>
          <table:table-cell table:style-name="_7d_.A1" table:number-columns-spanned="3" office:value-type="string">
            <text:p text:style-name="P7">Datos Personales</text:p>
          </table:table-cell>
          <table:covered-table-cell/>
          <table:covered-table-cell/>
        </table:table-row>
        <table:table-row>
          <table:table-cell table:style-name="_7d_.A2" office:value-type="string">
            <text:p text:style-name="P8">Padrón</text:p>
          </table:table-cell>
          <table:table-cell table:style-name="_7d_.A2" office:value-type="string">
            <text:p text:style-name="P8">Apellido</text:p>
          </table:table-cell>
          <table:table-cell table:style-name="_7d_.C2" office:value-type="string">
            <text:p text:style-name="P8">Nombre</text:p>
          </table:table-cell>
        </table:table-row>
        <table:table-row>
          <table:table-cell table:style-name="_7d_.A3" office:value-type="float" office:value="84557">
            <text:p text:style-name="P9">84557</text:p>
          </table:table-cell>
          <table:table-cell table:style-name="_7d_.A2" office:value-type="string">
            <text:p text:style-name="P9">Gallo</text:p>
          </table:table-cell>
          <table:table-cell table:style-name="_7d_.C2" office:value-type="string">
            <text:p text:style-name="P9">Carolina</text:p>
          </table:table-cell>
        </table:table-row>
        <table:table-row>
          <table:table-cell table:style-name="_7d_.A3" office:value-type="float" office:value="80915">
            <text:p text:style-name="P9">80915</text:p>
          </table:table-cell>
          <table:table-cell table:style-name="_7d_.A2" office:value-type="string">
            <text:p text:style-name="P9">Cortazzo</text:p>
          </table:table-cell>
          <table:table-cell table:style-name="_7d_.C2" office:value-type="string">
            <text:p text:style-name="P9">Romina Pamela</text:p>
          </table:table-cell>
        </table:table-row>
        <table:table-row>
          <table:table-cell table:style-name="_7d_.A3" office:value-type="float" office:value="80513">
            <text:p text:style-name="P9">80513</text:p>
          </table:table-cell>
          <table:table-cell table:style-name="_7d_.A2" office:value-type="string">
            <text:p text:style-name="P9">Pastuszuk</text:p>
          </table:table-cell>
          <table:table-cell table:style-name="_7d_.C2" office:value-type="string">
            <text:p text:style-name="P9">Solange</text:p>
          </table:table-cell>
        </table:table-row>
        <table:table-row>
          <table:table-cell table:style-name="_7d_.A3" office:value-type="float" office:value="76146">
            <text:p text:style-name="P9">76146</text:p>
          </table:table-cell>
          <table:table-cell table:style-name="_7d_.A2" office:value-type="string">
            <text:p text:style-name="P9">Biasin</text:p>
          </table:table-cell>
          <table:table-cell table:style-name="_7d_.C2" office:value-type="string">
            <text:p text:style-name="P9">Alejandro Pablo</text:p>
          </table:table-cell>
        </table:table-row>
        <table:table-row>
          <table:table-cell table:style-name="_7d_.A3" office:value-type="float" office:value="85376">
            <text:p text:style-name="P9">85376</text:p>
          </table:table-cell>
          <table:table-cell table:style-name="_7d_.A2" office:value-type="string">
            <text:p text:style-name="P9">Cufone</text:p>
          </table:table-cell>
          <table:table-cell table:style-name="_7d_.C2" office:value-type="string">
            <text:p text:style-name="P9">Pablo Alfonso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columns-spanned="3" office:value-type="string">
            <text:p text:style-name="P11">No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Ayudante</text:p>
          </table:table-cell>
          <table:table-cell table:style-name="Tabla1.A2" office:value-type="string">
            <text:p text:style-name="P12">Firma</text:p>
          </table:table-cell>
          <table:table-cell table:style-name="Tabla1.C2" office:value-type="string">
            <text:p text:style-name="P13"><text:span text:style-name="T3">Fecha</text:span>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8T20:52:18</meta:creation-date>
    <meta:editing-duration>PT00H39M30S</meta:editing-duration>
    <meta:editing-cycles>5</meta:editing-cycles>
    <meta:generator>OpenOffice.org/3.2$Unix OpenOffice.org_project/320m19$Build-9505</meta:generator>
    <dc:date>2010-09-19T11:42:31</dc:date>
    <meta:document-statistic meta:table-count="2" meta:image-count="0" meta:object-count="0" meta:page-count="1" meta:paragraph-count="28" meta:word-count="42" meta:character-count="268"/>
  </office:meta>
</office:document-meta>
</file>